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X_58mp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.6361" calcext:value-type="float">
            <text:p>40.6361</text:p>
          </table:table-cell>
          <table:table-cell office:value-type="float" office:value="-38.1187" calcext:value-type="float">
            <text:p>-38.11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36.9015" calcext:value-type="float">
            <text:p>36.9015</text:p>
          </table:table-cell>
          <table:table-cell office:value-type="float" office:value="-35.5255" calcext:value-type="float">
            <text:p>-35.5255</text:p>
          </table:table-cell>
          <table:table-cell office:value-type="float" office:value="4.0542E-016" calcext:value-type="float">
            <text:p>4.0542E-16</text:p>
          </table:table-cell>
          <table:table-cell table:number-columns-repeated="3"/>
          <table:table-cell table:formula="of:=MIN([.F3:.F56])" office:value-type="float" office:value="-369.012531328318" calcext:value-type="float">
            <text:p>-369.0125313283</text:p>
          </table:table-cell>
          <table:table-cell table:formula="of:=MAX([.G3:.G56])" office:value-type="float" office:value="351.488721804509" calcext:value-type="float">
            <text:p>351.4887218045</text:p>
          </table:table-cell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37.6013" calcext:value-type="float">
            <text:p>37.6013</text:p>
          </table:table-cell>
          <table:table-cell office:value-type="float" office:value="-36.1942" calcext:value-type="float">
            <text:p>-36.1942</text:p>
          </table:table-cell>
          <table:table-cell office:value-type="float" office:value="3.90133E-016" calcext:value-type="float">
            <text:p>3.90133E-16</text:p>
          </table:table-cell>
          <table:table-cell/>
          <table:table-cell table:formula="of:=([.B4]-[.B3])/([.A4]-[.A3])" office:value-type="float" office:value="70.1553884711783" calcext:value-type="float">
            <text:p>70.1553884712</text:p>
          </table:table-cell>
          <table:table-cell table:formula="of:=([.C4]-[.C3])/([.A4]-[.A3])" office:value-type="float" office:value="-67.0375939849625" calcext:value-type="float">
            <text:p>-67.037593985</text:p>
          </table:table-cell>
          <table:table-cell table:number-columns-repeated="2"/>
        </table:table-row>
        <table:table-row table:style-name="ro1">
          <table:table-cell office:value-type="float" office:value="0.029925" calcext:value-type="float">
            <text:p>0.029925</text:p>
          </table:table-cell>
          <table:table-cell office:value-type="float" office:value="37.6776" calcext:value-type="float">
            <text:p>37.6776</text:p>
          </table:table-cell>
          <table:table-cell office:value-type="float" office:value="-36.045" calcext:value-type="float">
            <text:p>-36.045</text:p>
          </table:table-cell>
          <table:table-cell office:value-type="float" office:value="3.91746E-016" calcext:value-type="float">
            <text:p>3.91746E-16</text:p>
          </table:table-cell>
          <table:table-cell/>
          <table:table-cell table:formula="of:=([.B5]-[.B4])/([.A5]-[.A4])" office:value-type="float" office:value="7.64912280701717" calcext:value-type="float">
            <text:p>7.649122807</text:p>
          </table:table-cell>
          <table:table-cell table:formula="of:=([.C5]-[.C4])/([.A5]-[.A4])" office:value-type="float" office:value="14.9573934837093" calcext:value-type="float">
            <text:p>14.9573934837</text:p>
          </table:table-cell>
          <table:table-cell table:number-columns-repeated="2"/>
        </table:table-row>
        <table:table-row table:style-name="ro1">
          <table:table-cell office:value-type="float" office:value="0.040075" calcext:value-type="float">
            <text:p>0.040075</text:p>
          </table:table-cell>
          <table:table-cell office:value-type="float" office:value="37.6481" calcext:value-type="float">
            <text:p>37.6481</text:p>
          </table:table-cell>
          <table:table-cell office:value-type="float" office:value="-35.9642" calcext:value-type="float">
            <text:p>-35.9642</text:p>
          </table:table-cell>
          <table:table-cell office:value-type="float" office:value="3.91842E-016" calcext:value-type="float">
            <text:p>3.91842E-16</text:p>
          </table:table-cell>
          <table:table-cell/>
          <table:table-cell table:formula="of:=([.B6]-[.B5])/([.A6]-[.A5])" office:value-type="float" office:value="-2.90640394088658" calcext:value-type="float">
            <text:p>-2.9064039409</text:p>
          </table:table-cell>
          <table:table-cell table:formula="of:=([.C6]-[.C5])/([.A6]-[.A5])" office:value-type="float" office:value="7.96059113300528" calcext:value-type="float">
            <text:p>7.960591133</text:p>
          </table:table-cell>
          <table:table-cell table:number-columns-repeated="2"/>
        </table:table-row>
        <table:table-row table:style-name="ro1">
          <table:table-cell office:value-type="float" office:value="0.05005" calcext:value-type="float">
            <text:p>0.05005</text:p>
          </table:table-cell>
          <table:table-cell office:value-type="float" office:value="37.5828" calcext:value-type="float">
            <text:p>37.5828</text:p>
          </table:table-cell>
          <table:table-cell office:value-type="float" office:value="-35.8705" calcext:value-type="float">
            <text:p>-35.8705</text:p>
          </table:table-cell>
          <table:table-cell office:value-type="float" office:value="3.91906E-016" calcext:value-type="float">
            <text:p>3.91906E-16</text:p>
          </table:table-cell>
          <table:table-cell/>
          <table:table-cell table:formula="of:=([.B7]-[.B6])/([.A7]-[.A6])" office:value-type="float" office:value="-6.54636591478702" calcext:value-type="float">
            <text:p>-6.5463659148</text:p>
          </table:table-cell>
          <table:table-cell table:formula="of:=([.C7]-[.C6])/([.A7]-[.A6])" office:value-type="float" office:value="9.39348370927301" calcext:value-type="float">
            <text:p>9.3934837093</text:p>
          </table:table-cell>
          <table:table-cell table:number-columns-repeated="2"/>
        </table:table-row>
        <table:table-row table:style-name="ro1">
          <table:table-cell office:value-type="float" office:value="0.060025" calcext:value-type="float">
            <text:p>0.060025</text:p>
          </table:table-cell>
          <table:table-cell office:value-type="float" office:value="37.4592" calcext:value-type="float">
            <text:p>37.4592</text:p>
          </table:table-cell>
          <table:table-cell office:value-type="float" office:value="-35.7871" calcext:value-type="float">
            <text:p>-35.7871</text:p>
          </table:table-cell>
          <table:table-cell office:value-type="float" office:value="3.92115E-016" calcext:value-type="float">
            <text:p>3.92115E-16</text:p>
          </table:table-cell>
          <table:table-cell/>
          <table:table-cell table:formula="of:=([.B8]-[.B7])/([.A8]-[.A7])" office:value-type="float" office:value="-12.3909774436086" calcext:value-type="float">
            <text:p>-12.3909774436</text:p>
          </table:table-cell>
          <table:table-cell table:formula="of:=([.C8]-[.C7])/([.A8]-[.A7])" office:value-type="float" office:value="8.36090225563885" calcext:value-type="float">
            <text:p>8.3609022556</text:p>
          </table:table-cell>
          <table:table-cell table:number-columns-repeated="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37.5649" calcext:value-type="float">
            <text:p>37.5649</text:p>
          </table:table-cell>
          <table:table-cell office:value-type="float" office:value="-35.863" calcext:value-type="float">
            <text:p>-35.863</text:p>
          </table:table-cell>
          <table:table-cell office:value-type="float" office:value="3.91946E-016" calcext:value-type="float">
            <text:p>3.91946E-16</text:p>
          </table:table-cell>
          <table:table-cell/>
          <table:table-cell table:formula="of:=([.B9]-[.B8])/([.A9]-[.A8])" office:value-type="float" office:value="10.59649122807" calcext:value-type="float">
            <text:p>10.5964912281</text:p>
          </table:table-cell>
          <table:table-cell table:formula="of:=([.C9]-[.C8])/([.A9]-[.A8])" office:value-type="float" office:value="-7.60902255639069" calcext:value-type="float">
            <text:p>-7.6090225564</text:p>
          </table:table-cell>
          <table:table-cell table:number-columns-repeated="2"/>
        </table:table-row>
        <table:table-row table:style-name="ro1">
          <table:table-cell office:value-type="float" office:value="0.079975" calcext:value-type="float">
            <text:p>0.079975</text:p>
          </table:table-cell>
          <table:table-cell office:value-type="float" office:value="37.4127" calcext:value-type="float">
            <text:p>37.4127</text:p>
          </table:table-cell>
          <table:table-cell office:value-type="float" office:value="-35.6975" calcext:value-type="float">
            <text:p>-35.6975</text:p>
          </table:table-cell>
          <table:table-cell office:value-type="float" office:value="3.92217E-016" calcext:value-type="float">
            <text:p>3.92217E-16</text:p>
          </table:table-cell>
          <table:table-cell/>
          <table:table-cell table:formula="of:=([.B10]-[.B9])/([.A10]-[.A9])" office:value-type="float" office:value="-15.2581453634086" calcext:value-type="float">
            <text:p>-15.2581453634</text:p>
          </table:table-cell>
          <table:table-cell table:formula="of:=([.C10]-[.C9])/([.A10]-[.A9])" office:value-type="float" office:value="16.591478696742" calcext:value-type="float">
            <text:p>16.5914786967</text:p>
          </table:table-cell>
          <table:table-cell table:number-columns-repeated="2"/>
        </table:table-row>
        <table:table-row table:style-name="ro1">
          <table:table-cell office:value-type="float" office:value="0.08995" calcext:value-type="float">
            <text:p>0.08995</text:p>
          </table:table-cell>
          <table:table-cell office:value-type="float" office:value="37.4447" calcext:value-type="float">
            <text:p>37.4447</text:p>
          </table:table-cell>
          <table:table-cell office:value-type="float" office:value="-35.7576" calcext:value-type="float">
            <text:p>-35.7576</text:p>
          </table:table-cell>
          <table:table-cell office:value-type="float" office:value="3.92163E-016" calcext:value-type="float">
            <text:p>3.92163E-16</text:p>
          </table:table-cell>
          <table:table-cell/>
          <table:table-cell table:formula="of:=([.B11]-[.B10])/([.A11]-[.A10])" office:value-type="float" office:value="3.20802005012496" calcext:value-type="float">
            <text:p>3.2080200501</text:p>
          </table:table-cell>
          <table:table-cell table:formula="of:=([.C11]-[.C10])/([.A11]-[.A10])" office:value-type="float" office:value="-6.02506265664145" calcext:value-type="float">
            <text:p>-6.0250626566</text:p>
          </table:table-cell>
          <table:table-cell table:number-columns-repeated="2"/>
        </table:table-row>
        <table:table-row table:style-name="ro1">
          <table:table-cell office:value-type="float" office:value="0.099925" calcext:value-type="float">
            <text:p>0.099925</text:p>
          </table:table-cell>
          <table:table-cell office:value-type="float" office:value="37.4988" calcext:value-type="float">
            <text:p>37.4988</text:p>
          </table:table-cell>
          <table:table-cell office:value-type="float" office:value="-35.7987" calcext:value-type="float">
            <text:p>-35.7987</text:p>
          </table:table-cell>
          <table:table-cell office:value-type="float" office:value="3.92079E-016" calcext:value-type="float">
            <text:p>3.92079E-16</text:p>
          </table:table-cell>
          <table:table-cell/>
          <table:table-cell table:formula="of:=([.B12]-[.B11])/([.A12]-[.A11])" office:value-type="float" office:value="5.42355889724365" calcext:value-type="float">
            <text:p>5.4235588972</text:p>
          </table:table-cell>
          <table:table-cell table:formula="of:=([.C12]-[.C11])/([.A12]-[.A11])" office:value-type="float" office:value="-4.12030075187971" calcext:value-type="float">
            <text:p>-4.1203007519</text:p>
          </table:table-cell>
          <table:table-cell table:number-columns-repeated="2"/>
        </table:table-row>
        <table:table-row table:style-name="ro1">
          <table:table-cell office:value-type="float" office:value="0.110075" calcext:value-type="float">
            <text:p>0.110075</text:p>
          </table:table-cell>
          <table:table-cell office:value-type="float" office:value="37.5012" calcext:value-type="float">
            <text:p>37.5012</text:p>
          </table:table-cell>
          <table:table-cell office:value-type="float" office:value="-35.801" calcext:value-type="float">
            <text:p>-35.801</text:p>
          </table:table-cell>
          <table:table-cell office:value-type="float" office:value="3.92076E-016" calcext:value-type="float">
            <text:p>3.92076E-16</text:p>
          </table:table-cell>
          <table:table-cell/>
          <table:table-cell table:formula="of:=([.B13]-[.B12])/([.A13]-[.A12])" office:value-type="float" office:value="0.236453201969892" calcext:value-type="float">
            <text:p>0.236453202</text:p>
          </table:table-cell>
          <table:table-cell table:formula="of:=([.C13]-[.C12])/([.A13]-[.A12])" office:value-type="float" office:value="-0.226600985222197" calcext:value-type="float">
            <text:p>-0.2266009852</text:p>
          </table:table-cell>
          <table:table-cell table:number-columns-repeated="2"/>
        </table:table-row>
        <table:table-row table:style-name="ro1">
          <table:table-cell office:value-type="float" office:value="0.12005" calcext:value-type="float">
            <text:p>0.12005</text:p>
          </table:table-cell>
          <table:table-cell office:value-type="float" office:value="37.5023" calcext:value-type="float">
            <text:p>37.5023</text:p>
          </table:table-cell>
          <table:table-cell office:value-type="float" office:value="-35.8019" calcext:value-type="float">
            <text:p>-35.8019</text:p>
          </table:table-cell>
          <table:table-cell office:value-type="float" office:value="3.92078E-016" calcext:value-type="float">
            <text:p>3.92078E-16</text:p>
          </table:table-cell>
          <table:table-cell/>
          <table:table-cell table:formula="of:=([.B14]-[.B13])/([.A14]-[.A13])" office:value-type="float" office:value="0.110275689223157" calcext:value-type="float">
            <text:p>0.1102756892</text:p>
          </table:table-cell>
          <table:table-cell table:formula="of:=([.C14]-[.C13])/([.A14]-[.A13])" office:value-type="float" office:value="-0.0902255639099202" calcext:value-type="float">
            <text:p>-0.0902255639</text:p>
          </table:table-cell>
          <table:table-cell table:number-columns-repeated="2"/>
        </table:table-row>
        <table:table-row table:style-name="ro1">
          <table:table-cell office:value-type="float" office:value="0.130025" calcext:value-type="float">
            <text:p>0.130025</text:p>
          </table:table-cell>
          <table:table-cell office:value-type="float" office:value="37.4677" calcext:value-type="float">
            <text:p>37.4677</text:p>
          </table:table-cell>
          <table:table-cell office:value-type="float" office:value="-35.7619" calcext:value-type="float">
            <text:p>-35.7619</text:p>
          </table:table-cell>
          <table:table-cell office:value-type="float" office:value="3.92145E-016" calcext:value-type="float">
            <text:p>3.92145E-16</text:p>
          </table:table-cell>
          <table:table-cell/>
          <table:table-cell table:formula="of:=([.B15]-[.B14])/([.A15]-[.A14])" office:value-type="float" office:value="-3.46867167919775" calcext:value-type="float">
            <text:p>-3.4686716792</text:p>
          </table:table-cell>
          <table:table-cell table:formula="of:=([.C15]-[.C14])/([.A15]-[.A14])" office:value-type="float" office:value="4.01002506265727" calcext:value-type="float">
            <text:p>4.0100250627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37.2948" calcext:value-type="float">
            <text:p>37.2948</text:p>
          </table:table-cell>
          <table:table-cell office:value-type="float" office:value="-35.6035" calcext:value-type="float">
            <text:p>-35.6035</text:p>
          </table:table-cell>
          <table:table-cell office:value-type="float" office:value="3.92453E-016" calcext:value-type="float">
            <text:p>3.92453E-16</text:p>
          </table:table-cell>
          <table:table-cell/>
          <table:table-cell table:formula="of:=([.B16]-[.B15])/([.A16]-[.A15])" office:value-type="float" office:value="-17.3333333333332" calcext:value-type="float">
            <text:p>-17.3333333333</text:p>
          </table:table-cell>
          <table:table-cell table:formula="of:=([.C16]-[.C15])/([.A16]-[.A15])" office:value-type="float" office:value="15.8796992481203" calcext:value-type="float">
            <text:p>15.8796992481</text:p>
          </table:table-cell>
          <table:table-cell table:number-columns-repeated="2"/>
        </table:table-row>
        <table:table-row table:style-name="ro1">
          <table:table-cell office:value-type="float" office:value="0.149975" calcext:value-type="float">
            <text:p>0.149975</text:p>
          </table:table-cell>
          <table:table-cell office:value-type="float" office:value="37.4109" calcext:value-type="float">
            <text:p>37.4109</text:p>
          </table:table-cell>
          <table:table-cell office:value-type="float" office:value="-35.7163" calcext:value-type="float">
            <text:p>-35.7163</text:p>
          </table:table-cell>
          <table:table-cell office:value-type="float" office:value="3.92264E-016" calcext:value-type="float">
            <text:p>3.92264E-16</text:p>
          </table:table-cell>
          <table:table-cell/>
          <table:table-cell table:formula="of:=([.B17]-[.B16])/([.A17]-[.A16])" office:value-type="float" office:value="11.6390977443605" calcext:value-type="float">
            <text:p>11.6390977444</text:p>
          </table:table-cell>
          <table:table-cell table:formula="of:=([.C17]-[.C16])/([.A17]-[.A16])" office:value-type="float" office:value="-11.3082706766917" calcext:value-type="float">
            <text:p>-11.3082706767</text:p>
          </table:table-cell>
          <table:table-cell table:number-columns-repeated="2"/>
        </table:table-row>
        <table:table-row table:style-name="ro1">
          <table:table-cell office:value-type="float" office:value="0.15995" calcext:value-type="float">
            <text:p>0.15995</text:p>
          </table:table-cell>
          <table:table-cell office:value-type="float" office:value="37.4282" calcext:value-type="float">
            <text:p>37.4282</text:p>
          </table:table-cell>
          <table:table-cell office:value-type="float" office:value="-35.7304" calcext:value-type="float">
            <text:p>-35.7304</text:p>
          </table:table-cell>
          <table:table-cell office:value-type="float" office:value="3.92231E-016" calcext:value-type="float">
            <text:p>3.92231E-16</text:p>
          </table:table-cell>
          <table:table-cell/>
          <table:table-cell table:formula="of:=([.B18]-[.B17])/([.A18]-[.A17])" office:value-type="float" office:value="1.73433583959887" calcext:value-type="float">
            <text:p>1.7343358396</text:p>
          </table:table-cell>
          <table:table-cell table:formula="of:=([.C18]-[.C17])/([.A18]-[.A17])" office:value-type="float" office:value="-1.41353383458709" calcext:value-type="float">
            <text:p>-1.4135338346</text:p>
          </table:table-cell>
          <table:table-cell table:number-columns-repeated="2"/>
        </table:table-row>
        <table:table-row table:style-name="ro1">
          <table:table-cell office:value-type="float" office:value="0.169925" calcext:value-type="float">
            <text:p>0.169925</text:p>
          </table:table-cell>
          <table:table-cell office:value-type="float" office:value="37.4291" calcext:value-type="float">
            <text:p>37.4291</text:p>
          </table:table-cell>
          <table:table-cell office:value-type="float" office:value="-35.7312" calcext:value-type="float">
            <text:p>-35.7312</text:p>
          </table:table-cell>
          <table:table-cell office:value-type="float" office:value="3.92234E-016" calcext:value-type="float">
            <text:p>3.92234E-16</text:p>
          </table:table-cell>
          <table:table-cell/>
          <table:table-cell table:formula="of:=([.B19]-[.B18])/([.A19]-[.A18])" office:value-type="float" office:value="0.0902255639099205" calcext:value-type="float">
            <text:p>0.0902255639</text:p>
          </table:table-cell>
          <table:table-cell table:formula="of:=([.C19]-[.C18])/([.A19]-[.A18])" office:value-type="float" office:value="-0.080200501252946" calcext:value-type="float">
            <text:p>-0.0802005013</text:p>
          </table:table-cell>
          <table:table-cell table:number-columns-repeated="2"/>
        </table:table-row>
        <table:table-row table:style-name="ro1">
          <table:table-cell office:value-type="float" office:value="0.180075" calcext:value-type="float">
            <text:p>0.180075</text:p>
          </table:table-cell>
          <table:table-cell office:value-type="float" office:value="37.4293" calcext:value-type="float">
            <text:p>37.4293</text:p>
          </table:table-cell>
          <table:table-cell office:value-type="float" office:value="-35.7314" calcext:value-type="float">
            <text:p>-35.7314</text:p>
          </table:table-cell>
          <table:table-cell office:value-type="float" office:value="3.92238E-016" calcext:value-type="float">
            <text:p>3.92238E-16</text:p>
          </table:table-cell>
          <table:table-cell/>
          <table:table-cell table:formula="of:=([.B20]-[.B19])/([.A20]-[.A19])" office:value-type="float" office:value="0.019704433497491" calcext:value-type="float">
            <text:p>0.0197044335</text:p>
          </table:table-cell>
          <table:table-cell table:formula="of:=([.C20]-[.C19])/([.A20]-[.A19])" office:value-type="float" office:value="-0.019704433497491" calcext:value-type="float">
            <text:p>-0.0197044335</text:p>
          </table:table-cell>
          <table:table-cell table:number-columns-repeated="2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37.4288" calcext:value-type="float">
            <text:p>37.4288</text:p>
          </table:table-cell>
          <table:table-cell office:value-type="float" office:value="-35.7308" calcext:value-type="float">
            <text:p>-35.7308</text:p>
          </table:table-cell>
          <table:table-cell office:value-type="float" office:value="3.92244E-016" calcext:value-type="float">
            <text:p>3.92244E-16</text:p>
          </table:table-cell>
          <table:table-cell/>
          <table:table-cell table:formula="of:=([.B21]-[.B20])/([.A21]-[.A20])" office:value-type="float" office:value="-0.0501253132827348" calcext:value-type="float">
            <text:p>-0.0501253133</text:p>
          </table:table-cell>
          <table:table-cell table:formula="of:=([.C21]-[.C20])/([.A21]-[.A20])" office:value-type="float" office:value="0.0601503759397092" calcext:value-type="float">
            <text:p>0.0601503759</text:p>
          </table:table-cell>
          <table:table-cell table:number-columns-repeated="2"/>
        </table:table-row>
        <table:table-row table:style-name="ro1">
          <table:table-cell office:value-type="float" office:value="0.200025" calcext:value-type="float">
            <text:p>0.200025</text:p>
          </table:table-cell>
          <table:table-cell office:value-type="float" office:value="37.4281" calcext:value-type="float">
            <text:p>37.4281</text:p>
          </table:table-cell>
          <table:table-cell office:value-type="float" office:value="-35.7301" calcext:value-type="float">
            <text:p>-35.7301</text:p>
          </table:table-cell>
          <table:table-cell office:value-type="float" office:value="3.9225E-016" calcext:value-type="float">
            <text:p>3.9225E-16</text:p>
          </table:table-cell>
          <table:table-cell/>
          <table:table-cell table:formula="of:=([.B22]-[.B21])/([.A22]-[.A21])" office:value-type="float" office:value="-0.0701754385966842" calcext:value-type="float">
            <text:p>-0.0701754386</text:p>
          </table:table-cell>
          <table:table-cell table:formula="of:=([.C22]-[.C21])/([.A22]-[.A21])" office:value-type="float" office:value="0.0701754385966842" calcext:value-type="float">
            <text:p>0.0701754386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37.4276" calcext:value-type="float">
            <text:p>37.4276</text:p>
          </table:table-cell>
          <table:table-cell office:value-type="float" office:value="-35.7295" calcext:value-type="float">
            <text:p>-35.7295</text:p>
          </table:table-cell>
          <table:table-cell office:value-type="float" office:value="3.92253E-016" calcext:value-type="float">
            <text:p>3.92253E-16</text:p>
          </table:table-cell>
          <table:table-cell/>
          <table:table-cell table:formula="of:=([.B23]-[.B22])/([.A23]-[.A22])" office:value-type="float" office:value="-0.0501253132834473" calcext:value-type="float">
            <text:p>-0.0501253133</text:p>
          </table:table-cell>
          <table:table-cell table:formula="of:=([.C23]-[.C22])/([.A23]-[.A22])" office:value-type="float" office:value="0.0601503759397094" calcext:value-type="float">
            <text:p>0.0601503759</text:p>
          </table:table-cell>
          <table:table-cell table:number-columns-repeated="2"/>
        </table:table-row>
        <table:table-row table:style-name="ro1">
          <table:table-cell office:value-type="float" office:value="0.219975" calcext:value-type="float">
            <text:p>0.219975</text:p>
          </table:table-cell>
          <table:table-cell office:value-type="float" office:value="37.4266" calcext:value-type="float">
            <text:p>37.4266</text:p>
          </table:table-cell>
          <table:table-cell office:value-type="float" office:value="-35.7285" calcext:value-type="float">
            <text:p>-35.7285</text:p>
          </table:table-cell>
          <table:table-cell office:value-type="float" office:value="3.92263E-016" calcext:value-type="float">
            <text:p>3.92263E-16</text:p>
          </table:table-cell>
          <table:table-cell/>
          <table:table-cell table:formula="of:=([.B24]-[.B23])/([.A24]-[.A23])" office:value-type="float" office:value="-0.100250626566182" calcext:value-type="float">
            <text:p>-0.1002506266</text:p>
          </table:table-cell>
          <table:table-cell table:formula="of:=([.C24]-[.C23])/([.A24]-[.A23])" office:value-type="float" office:value="0.100250626566895" calcext:value-type="float">
            <text:p>0.1002506266</text:p>
          </table:table-cell>
          <table:table-cell table:number-columns-repeated="2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37.4259" calcext:value-type="float">
            <text:p>37.4259</text:p>
          </table:table-cell>
          <table:table-cell office:value-type="float" office:value="-35.7277" calcext:value-type="float">
            <text:p>-35.7277</text:p>
          </table:table-cell>
          <table:table-cell office:value-type="float" office:value="3.92267E-016" calcext:value-type="float">
            <text:p>3.92267E-16</text:p>
          </table:table-cell>
          <table:table-cell/>
          <table:table-cell table:formula="of:=([.B25]-[.B24])/([.A25]-[.A24])" office:value-type="float" office:value="-0.0701754385966838" calcext:value-type="float">
            <text:p>-0.0701754386</text:p>
          </table:table-cell>
          <table:table-cell table:formula="of:=([.C25]-[.C24])/([.A25]-[.A24])" office:value-type="float" office:value="0.0802005012529458" calcext:value-type="float">
            <text:p>0.0802005013</text:p>
          </table:table-cell>
          <table:table-cell table:number-columns-repeated="2"/>
        </table:table-row>
        <table:table-row table:style-name="ro1">
          <table:table-cell office:value-type="float" office:value="0.239925" calcext:value-type="float">
            <text:p>0.239925</text:p>
          </table:table-cell>
          <table:table-cell office:value-type="float" office:value="37.4238" calcext:value-type="float">
            <text:p>37.4238</text:p>
          </table:table-cell>
          <table:table-cell office:value-type="float" office:value="-35.7261" calcext:value-type="float">
            <text:p>-35.7261</text:p>
          </table:table-cell>
          <table:table-cell office:value-type="float" office:value="3.92278E-016" calcext:value-type="float">
            <text:p>3.92278E-16</text:p>
          </table:table-cell>
          <table:table-cell/>
          <table:table-cell table:formula="of:=([.B26]-[.B25])/([.A26]-[.A25])" office:value-type="float" office:value="-0.21052631578934" calcext:value-type="float">
            <text:p>-0.2105263158</text:p>
          </table:table-cell>
          <table:table-cell table:formula="of:=([.C26]-[.C25])/([.A26]-[.A25])" office:value-type="float" office:value="0.160401002505892" calcext:value-type="float">
            <text:p>0.1604010025</text:p>
          </table:table-cell>
          <table:table-cell table:number-columns-repeated="2"/>
        </table:table-row>
        <table:table-row table:style-name="ro1">
          <table:table-cell office:value-type="float" office:value="0.250075" calcext:value-type="float">
            <text:p>0.250075</text:p>
          </table:table-cell>
          <table:table-cell office:value-type="float" office:value="37.3876" calcext:value-type="float">
            <text:p>37.3876</text:p>
          </table:table-cell>
          <table:table-cell office:value-type="float" office:value="-35.6963" calcext:value-type="float">
            <text:p>-35.6963</text:p>
          </table:table-cell>
          <table:table-cell office:value-type="float" office:value="3.92361E-016" calcext:value-type="float">
            <text:p>3.92361E-16</text:p>
          </table:table-cell>
          <table:table-cell/>
          <table:table-cell table:formula="of:=([.B27]-[.B26])/([.A27]-[.A26])" office:value-type="float" office:value="-3.56650246305428" calcext:value-type="float">
            <text:p>-3.5665024631</text:p>
          </table:table-cell>
          <table:table-cell table:formula="of:=([.C27]-[.C26])/([.A27]-[.A26])" office:value-type="float" office:value="2.93596059113317" calcext:value-type="float">
            <text:p>2.9359605911</text:p>
          </table:table-cell>
          <table:table-cell table:number-columns-repeated="2"/>
        </table:table-row>
        <table:table-row table:style-name="ro1">
          <table:table-cell office:value-type="float" office:value="0.26005" calcext:value-type="float">
            <text:p>0.26005</text:p>
          </table:table-cell>
          <table:table-cell office:value-type="float" office:value="37.184" calcext:value-type="float">
            <text:p>37.184</text:p>
          </table:table-cell>
          <table:table-cell office:value-type="float" office:value="-35.5183" calcext:value-type="float">
            <text:p>-35.5183</text:p>
          </table:table-cell>
          <table:table-cell office:value-type="float" office:value="3.92811E-016" calcext:value-type="float">
            <text:p>3.92811E-16</text:p>
          </table:table-cell>
          <table:table-cell/>
          <table:table-cell table:formula="of:=([.B28]-[.B27])/([.A28]-[.A27])" office:value-type="float" office:value="-20.4110275689224" calcext:value-type="float">
            <text:p>-20.4110275689</text:p>
          </table:table-cell>
          <table:table-cell table:formula="of:=([.C28]-[.C27])/([.A28]-[.A27])" office:value-type="float" office:value="17.8446115288225" calcext:value-type="float">
            <text:p>17.8446115288</text:p>
          </table:table-cell>
          <table:table-cell table:number-columns-repeated="2"/>
        </table:table-row>
        <table:table-row table:style-name="ro1">
          <table:table-cell office:value-type="float" office:value="0.270025" calcext:value-type="float">
            <text:p>0.270025</text:p>
          </table:table-cell>
          <table:table-cell office:value-type="float" office:value="36.6449" calcext:value-type="float">
            <text:p>36.6449</text:p>
          </table:table-cell>
          <table:table-cell office:value-type="float" office:value="-35.0284" calcext:value-type="float">
            <text:p>-35.0284</text:p>
          </table:table-cell>
          <table:table-cell office:value-type="float" office:value="3.94002E-016" calcext:value-type="float">
            <text:p>3.94002E-16</text:p>
          </table:table-cell>
          <table:table-cell/>
          <table:table-cell table:formula="of:=([.B29]-[.B28])/([.A29]-[.A28])" office:value-type="float" office:value="-54.0451127819546" calcext:value-type="float">
            <text:p>-54.045112782</text:p>
          </table:table-cell>
          <table:table-cell table:formula="of:=([.C29]-[.C28])/([.A29]-[.A28])" office:value-type="float" office:value="49.112781954887" calcext:value-type="float">
            <text:p>49.1127819549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5.7131" calcext:value-type="float">
            <text:p>35.7131</text:p>
          </table:table-cell>
          <table:table-cell office:value-type="float" office:value="-34.169" calcext:value-type="float">
            <text:p>-34.169</text:p>
          </table:table-cell>
          <table:table-cell office:value-type="float" office:value="3.96086E-016" calcext:value-type="float">
            <text:p>3.96086E-16</text:p>
          </table:table-cell>
          <table:table-cell/>
          <table:table-cell table:formula="of:=([.B30]-[.B29])/([.A30]-[.A29])" office:value-type="float" office:value="-93.4135338345866" calcext:value-type="float">
            <text:p>-93.4135338346</text:p>
          </table:table-cell>
          <table:table-cell table:formula="of:=([.C30]-[.C29])/([.A30]-[.A29])" office:value-type="float" office:value="86.1553884711779" calcext:value-type="float">
            <text:p>86.1553884712</text:p>
          </table:table-cell>
          <table:table-cell table:number-columns-repeated="2"/>
        </table:table-row>
        <table:table-row table:style-name="ro1">
          <table:table-cell office:value-type="float" office:value="0.289975" calcext:value-type="float">
            <text:p>0.289975</text:p>
          </table:table-cell>
          <table:table-cell office:value-type="float" office:value="34.3974" calcext:value-type="float">
            <text:p>34.3974</text:p>
          </table:table-cell>
          <table:table-cell office:value-type="float" office:value="-32.9405" calcext:value-type="float">
            <text:p>-32.9405</text:p>
          </table:table-cell>
          <table:table-cell office:value-type="float" office:value="3.99104E-016" calcext:value-type="float">
            <text:p>3.99104E-16</text:p>
          </table:table-cell>
          <table:table-cell/>
          <table:table-cell table:formula="of:=([.B31]-[.B30])/([.A31]-[.A30])" office:value-type="float" office:value="-131.899749373434" calcext:value-type="float">
            <text:p>-131.8997493734</text:p>
          </table:table-cell>
          <table:table-cell table:formula="of:=([.C31]-[.C30])/([.A31]-[.A30])" office:value-type="float" office:value="123.157894736842" calcext:value-type="float">
            <text:p>123.1578947368</text:p>
          </table:table-cell>
          <table:table-cell table:number-columns-repeated="2"/>
        </table:table-row>
        <table:table-row table:style-name="ro1">
          <table:table-cell office:value-type="float" office:value="0.29995" calcext:value-type="float">
            <text:p>0.29995</text:p>
          </table:table-cell>
          <table:table-cell office:value-type="float" office:value="32.4723" calcext:value-type="float">
            <text:p>32.4723</text:p>
          </table:table-cell>
          <table:table-cell office:value-type="float" office:value="-31.1198" calcext:value-type="float">
            <text:p>-31.1198</text:p>
          </table:table-cell>
          <table:table-cell office:value-type="float" office:value="4.03532E-016" calcext:value-type="float">
            <text:p>4.03532E-16</text:p>
          </table:table-cell>
          <table:table-cell/>
          <table:table-cell table:formula="of:=([.B32]-[.B31])/([.A32]-[.A31])" office:value-type="float" office:value="-192.992481203006" calcext:value-type="float">
            <text:p>-192.992481203</text:p>
          </table:table-cell>
          <table:table-cell table:formula="of:=([.C32]-[.C31])/([.A32]-[.A31])" office:value-type="float" office:value="182.526315789472" calcext:value-type="float">
            <text:p>182.5263157895</text:p>
          </table:table-cell>
          <table:table-cell table:number-columns-repeated="2"/>
        </table:table-row>
        <table:table-row table:style-name="ro1">
          <table:table-cell office:value-type="float" office:value="0.309925" calcext:value-type="float">
            <text:p>0.309925</text:p>
          </table:table-cell>
          <table:table-cell office:value-type="float" office:value="29.9729" calcext:value-type="float">
            <text:p>29.9729</text:p>
          </table:table-cell>
          <table:table-cell office:value-type="float" office:value="-28.7601" calcext:value-type="float">
            <text:p>-28.7601</text:p>
          </table:table-cell>
          <table:table-cell office:value-type="float" office:value="4.09415E-016" calcext:value-type="float">
            <text:p>4.09415E-16</text:p>
          </table:table-cell>
          <table:table-cell/>
          <table:table-cell table:formula="of:=([.B33]-[.B32])/([.A33]-[.A32])" office:value-type="float" office:value="-250.566416040101" calcext:value-type="float">
            <text:p>-250.5664160401</text:p>
          </table:table-cell>
          <table:table-cell table:formula="of:=([.C33]-[.C32])/([.A33]-[.A32])" office:value-type="float" office:value="236.561403508773" calcext:value-type="float">
            <text:p>236.5614035088</text:p>
          </table:table-cell>
          <table:table-cell table:number-columns-repeated="2"/>
        </table:table-row>
        <table:table-row table:style-name="ro1">
          <table:table-cell office:value-type="float" office:value="0.320075" calcext:value-type="float">
            <text:p>0.320075</text:p>
          </table:table-cell>
          <table:table-cell office:value-type="float" office:value="26.9765" calcext:value-type="float">
            <text:p>26.9765</text:p>
          </table:table-cell>
          <table:table-cell office:value-type="float" office:value="-25.9214" calcext:value-type="float">
            <text:p>-25.9214</text:p>
          </table:table-cell>
          <table:table-cell office:value-type="float" office:value="4.16755E-016" calcext:value-type="float">
            <text:p>4.16755E-16</text:p>
          </table:table-cell>
          <table:table-cell/>
          <table:table-cell table:formula="of:=([.B34]-[.B33])/([.A34]-[.A33])" office:value-type="float" office:value="-295.211822660098" calcext:value-type="float">
            <text:p>-295.2118226601</text:p>
          </table:table-cell>
          <table:table-cell table:formula="of:=([.C34]-[.C33])/([.A34]-[.A33])" office:value-type="float" office:value="279.674876847291" calcext:value-type="float">
            <text:p>279.6748768473</text:p>
          </table:table-cell>
          <table:table-cell table:number-columns-repeated="2"/>
        </table:table-row>
        <table:table-row table:style-name="ro1">
          <table:table-cell office:value-type="float" office:value="0.33005" calcext:value-type="float">
            <text:p>0.33005</text:p>
          </table:table-cell>
          <table:table-cell office:value-type="float" office:value="23.6273" calcext:value-type="float">
            <text:p>23.6273</text:p>
          </table:table-cell>
          <table:table-cell office:value-type="float" office:value="-22.7409" calcext:value-type="float">
            <text:p>-22.7409</text:p>
          </table:table-cell>
          <table:table-cell office:value-type="float" office:value="4.25291E-016" calcext:value-type="float">
            <text:p>4.25291E-16</text:p>
          </table:table-cell>
          <table:table-cell/>
          <table:table-cell table:formula="of:=([.B35]-[.B34])/([.A35]-[.A34])" office:value-type="float" office:value="-335.75939849624" calcext:value-type="float">
            <text:p>-335.7593984962</text:p>
          </table:table-cell>
          <table:table-cell table:formula="of:=([.C35]-[.C34])/([.A35]-[.A34])" office:value-type="float" office:value="318.847117794486" calcext:value-type="float">
            <text:p>318.8471177945</text:p>
          </table:table-cell>
          <table:table-cell table:number-columns-repeated="2"/>
        </table:table-row>
        <table:table-row table:style-name="ro1">
          <table:table-cell office:value-type="float" office:value="0.340025" calcext:value-type="float">
            <text:p>0.340025</text:p>
          </table:table-cell>
          <table:table-cell office:value-type="float" office:value="20.0053" calcext:value-type="float">
            <text:p>20.0053</text:p>
          </table:table-cell>
          <table:table-cell office:value-type="float" office:value="-19.2951" calcext:value-type="float">
            <text:p>-19.2951</text:p>
          </table:table-cell>
          <table:table-cell office:value-type="float" office:value="4.34997E-016" calcext:value-type="float">
            <text:p>4.34997E-16</text:p>
          </table:table-cell>
          <table:table-cell/>
          <table:table-cell table:formula="of:=([.B36]-[.B35])/([.A36]-[.A35])" office:value-type="float" office:value="-363.107769423561" calcext:value-type="float">
            <text:p>-363.1077694236</text:p>
          </table:table-cell>
          <table:table-cell table:formula="of:=([.C36]-[.C35])/([.A36]-[.A35])" office:value-type="float" office:value="345.443609022558" calcext:value-type="float">
            <text:p>345.4436090226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.3244" calcext:value-type="float">
            <text:p>16.3244</text:p>
          </table:table-cell>
          <table:table-cell office:value-type="float" office:value="-15.789" calcext:value-type="float">
            <text:p>-15.789</text:p>
          </table:table-cell>
          <table:table-cell office:value-type="float" office:value="4.45373E-016" calcext:value-type="float">
            <text:p>4.45373E-16</text:p>
          </table:table-cell>
          <table:table-cell/>
          <table:table-cell table:formula="of:=([.B37]-[.B36])/([.A37]-[.A36])" office:value-type="float" office:value="-369.012531328318" calcext:value-type="float">
            <text:p>-369.0125313283</text:p>
          </table:table-cell>
          <table:table-cell table:formula="of:=([.C37]-[.C36])/([.A37]-[.A36])" office:value-type="float" office:value="351.488721804509" calcext:value-type="float">
            <text:p>351.4887218045</text:p>
          </table:table-cell>
          <table:table-cell table:number-columns-repeated="2"/>
        </table:table-row>
        <table:table-row table:style-name="ro1">
          <table:table-cell office:value-type="float" office:value="0.359975" calcext:value-type="float">
            <text:p>0.359975</text:p>
          </table:table-cell>
          <table:table-cell office:value-type="float" office:value="12.7632" calcext:value-type="float">
            <text:p>12.7632</text:p>
          </table:table-cell>
          <table:table-cell office:value-type="float" office:value="-12.3843" calcext:value-type="float">
            <text:p>-12.3843</text:p>
          </table:table-cell>
          <table:table-cell office:value-type="float" office:value="4.55987E-016" calcext:value-type="float">
            <text:p>4.55987E-16</text:p>
          </table:table-cell>
          <table:table-cell/>
          <table:table-cell table:formula="of:=([.B38]-[.B37])/([.A38]-[.A37])" office:value-type="float" office:value="-357.012531328323" calcext:value-type="float">
            <text:p>-357.0125313283</text:p>
          </table:table-cell>
          <table:table-cell table:formula="of:=([.C38]-[.C37])/([.A38]-[.A37])" office:value-type="float" office:value="341.323308270678" calcext:value-type="float">
            <text:p>341.3233082707</text:p>
          </table:table-cell>
          <table:table-cell table:number-columns-repeated="2"/>
        </table:table-row>
        <table:table-row table:style-name="ro1">
          <table:table-cell office:value-type="float" office:value="0.36995" calcext:value-type="float">
            <text:p>0.36995</text:p>
          </table:table-cell>
          <table:table-cell office:value-type="float" office:value="9.36134" calcext:value-type="float">
            <text:p>9.36134</text:p>
          </table:table-cell>
          <table:table-cell office:value-type="float" office:value="-9.12756" calcext:value-type="float">
            <text:p>-9.12756</text:p>
          </table:table-cell>
          <table:table-cell office:value-type="float" office:value="4.66645E-016" calcext:value-type="float">
            <text:p>4.66645E-16</text:p>
          </table:table-cell>
          <table:table-cell/>
          <table:table-cell table:formula="of:=([.B39]-[.B38])/([.A39]-[.A38])" office:value-type="float" office:value="-341.038596491226" calcext:value-type="float">
            <text:p>-341.0385964912</text:p>
          </table:table-cell>
          <table:table-cell table:formula="of:=([.C39]-[.C38])/([.A39]-[.A38])" office:value-type="float" office:value="326.490225563907" calcext:value-type="float">
            <text:p>326.4902255639</text:p>
          </table:table-cell>
          <table:table-cell table:number-columns-repeated="2"/>
        </table:table-row>
        <table:table-row table:style-name="ro1">
          <table:table-cell office:value-type="float" office:value="0.379925" calcext:value-type="float">
            <text:p>0.379925</text:p>
          </table:table-cell>
          <table:table-cell office:value-type="float" office:value="6.3915" calcext:value-type="float">
            <text:p>6.3915</text:p>
          </table:table-cell>
          <table:table-cell office:value-type="float" office:value="-6.29114" calcext:value-type="float">
            <text:p>-6.29114</text:p>
          </table:table-cell>
          <table:table-cell office:value-type="float" office:value="4.76416E-016" calcext:value-type="float">
            <text:p>4.76416E-16</text:p>
          </table:table-cell>
          <table:table-cell/>
          <table:table-cell table:formula="of:=([.B40]-[.B39])/([.A40]-[.A39])" office:value-type="float" office:value="-297.728320802008" calcext:value-type="float">
            <text:p>-297.728320802</text:p>
          </table:table-cell>
          <table:table-cell table:formula="of:=([.C40]-[.C39])/([.A40]-[.A39])" office:value-type="float" office:value="284.352882205517" calcext:value-type="float">
            <text:p>284.3528822055</text:p>
          </table:table-cell>
          <table:table-cell table:number-columns-repeated="2"/>
        </table:table-row>
        <table:table-row table:style-name="ro1">
          <table:table-cell office:value-type="float" office:value="0.390075" calcext:value-type="float">
            <text:p>0.390075</text:p>
          </table:table-cell>
          <table:table-cell office:value-type="float" office:value="4.01309" calcext:value-type="float">
            <text:p>4.01309</text:p>
          </table:table-cell>
          <table:table-cell office:value-type="float" office:value="-4.01186" calcext:value-type="float">
            <text:p>-4.01186</text:p>
          </table:table-cell>
          <table:table-cell office:value-type="float" office:value="4.8459E-016" calcext:value-type="float">
            <text:p>4.8459E-16</text:p>
          </table:table-cell>
          <table:table-cell/>
          <table:table-cell table:formula="of:=([.B41]-[.B40])/([.A41]-[.A40])" office:value-type="float" office:value="-234.326108374383" calcext:value-type="float">
            <text:p>-234.3261083744</text:p>
          </table:table-cell>
          <table:table-cell table:formula="of:=([.C41]-[.C40])/([.A41]-[.A40])" office:value-type="float" office:value="224.559605911329" calcext:value-type="float">
            <text:p>224.5596059113</text:p>
          </table:table-cell>
          <table:table-cell table:number-columns-repeated="2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2.21672" calcext:value-type="float">
            <text:p>2.21672</text:p>
          </table:table-cell>
          <table:table-cell office:value-type="float" office:value="-2.27919" calcext:value-type="float">
            <text:p>-2.27919</text:p>
          </table:table-cell>
          <table:table-cell office:value-type="float" office:value="4.90953E-016" calcext:value-type="float">
            <text:p>4.90953E-16</text:p>
          </table:table-cell>
          <table:table-cell/>
          <table:table-cell table:formula="of:=([.B42]-[.B41])/([.A42]-[.A41])" office:value-type="float" office:value="-180.087218045113" calcext:value-type="float">
            <text:p>-180.0872180451</text:p>
          </table:table-cell>
          <table:table-cell table:formula="of:=([.C42]-[.C41])/([.A42]-[.A41])" office:value-type="float" office:value="173.701253132832" calcext:value-type="float">
            <text:p>173.7012531328</text:p>
          </table:table-cell>
          <table:table-cell table:number-columns-repeated="2"/>
        </table:table-row>
        <table:table-row table:style-name="ro1">
          <table:table-cell office:value-type="float" office:value="0.410025" calcext:value-type="float">
            <text:p>0.410025</text:p>
          </table:table-cell>
          <table:table-cell office:value-type="float" office:value="0.940918" calcext:value-type="float">
            <text:p>0.940918</text:p>
          </table:table-cell>
          <table:table-cell office:value-type="float" office:value="-1.05261" calcext:value-type="float">
            <text:p>-1.05261</text:p>
          </table:table-cell>
          <table:table-cell office:value-type="float" office:value="4.9554E-016" calcext:value-type="float">
            <text:p>4.9554E-16</text:p>
          </table:table-cell>
          <table:table-cell/>
          <table:table-cell table:formula="of:=([.B43]-[.B42])/([.A43]-[.A42])" office:value-type="float" office:value="-127.899949874687" calcext:value-type="float">
            <text:p>-127.8999498747</text:p>
          </table:table-cell>
          <table:table-cell table:formula="of:=([.C43]-[.C42])/([.A43]-[.A42])" office:value-type="float" office:value="122.965413533835" calcext:value-type="float">
            <text:p>122.9654135338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237891" calcext:value-type="float">
            <text:p>0.237891</text:p>
          </table:table-cell>
          <table:table-cell office:value-type="float" office:value="-0.38627" calcext:value-type="float">
            <text:p>-0.38627</text:p>
          </table:table-cell>
          <table:table-cell office:value-type="float" office:value="4.97635E-016" calcext:value-type="float">
            <text:p>4.97635E-16</text:p>
          </table:table-cell>
          <table:table-cell/>
          <table:table-cell table:formula="of:=([.B44]-[.B43])/([.A44]-[.A43])" office:value-type="float" office:value="-70.4788972431077" calcext:value-type="float">
            <text:p>-70.4788972431</text:p>
          </table:table-cell>
          <table:table-cell table:formula="of:=([.C44]-[.C43])/([.A44]-[.A43])" office:value-type="float" office:value="66.8010025062656" calcext:value-type="float">
            <text:p>66.8010025063</text:p>
          </table:table-cell>
          <table:table-cell table:number-columns-repeated="2"/>
        </table:table-row>
        <table:table-row table:style-name="ro1">
          <table:table-cell office:value-type="float" office:value="0.429975" calcext:value-type="float">
            <text:p>0.429975</text:p>
          </table:table-cell>
          <table:table-cell office:value-type="float" office:value="-0.0481522" calcext:value-type="float">
            <text:p>-0.0481522</text:p>
          </table:table-cell>
          <table:table-cell office:value-type="float" office:value="-0.140286" calcext:value-type="float">
            <text:p>-0.140286</text:p>
          </table:table-cell>
          <table:table-cell office:value-type="float" office:value="4.97856E-016" calcext:value-type="float">
            <text:p>4.97856E-16</text:p>
          </table:table-cell>
          <table:table-cell/>
          <table:table-cell table:formula="of:=([.B45]-[.B44])/([.A45]-[.A44])" office:value-type="float" office:value="-28.6760100250626" calcext:value-type="float">
            <text:p>-28.6760100251</text:p>
          </table:table-cell>
          <table:table-cell table:formula="of:=([.C45]-[.C44])/([.A45]-[.A44])" office:value-type="float" office:value="24.6600501253133" calcext:value-type="float">
            <text:p>24.6600501253</text:p>
          </table:table-cell>
          <table:table-cell table:number-columns-repeated="2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-0.171732" calcext:value-type="float">
            <text:p>-0.171732</text:p>
          </table:table-cell>
          <table:table-cell office:value-type="float" office:value="-0.0661771" calcext:value-type="float">
            <text:p>-0.0661771</text:p>
          </table:table-cell>
          <table:table-cell office:value-type="float" office:value="4.97232E-016" calcext:value-type="float">
            <text:p>4.97232E-16</text:p>
          </table:table-cell>
          <table:table-cell/>
          <table:table-cell table:formula="of:=([.B46]-[.B45])/([.A46]-[.A45])" office:value-type="float" office:value="-12.3889523809523" calcext:value-type="float">
            <text:p>-12.388952381</text:p>
          </table:table-cell>
          <table:table-cell table:formula="of:=([.C46]-[.C45])/([.A46]-[.A45])" office:value-type="float" office:value="7.42946365914782" calcext:value-type="float">
            <text:p>7.4294636591</text:p>
          </table:table-cell>
          <table:table-cell table:number-columns-repeated="2"/>
        </table:table-row>
        <table:table-row table:style-name="ro1">
          <table:table-cell office:value-type="float" office:value="0.449925" calcext:value-type="float">
            <text:p>0.449925</text:p>
          </table:table-cell>
          <table:table-cell office:value-type="float" office:value="-0.155112" calcext:value-type="float">
            <text:p>-0.155112</text:p>
          </table:table-cell>
          <table:table-cell office:value-type="float" office:value="-0.132541" calcext:value-type="float">
            <text:p>-0.132541</text:p>
          </table:table-cell>
          <table:table-cell office:value-type="float" office:value="4.96314E-016" calcext:value-type="float">
            <text:p>4.96314E-16</text:p>
          </table:table-cell>
          <table:table-cell/>
          <table:table-cell table:formula="of:=([.B47]-[.B46])/([.A47]-[.A46])" office:value-type="float" office:value="1.66616541353385" calcext:value-type="float">
            <text:p>1.6661654135</text:p>
          </table:table-cell>
          <table:table-cell table:formula="of:=([.C47]-[.C46])/([.A47]-[.A46])" office:value-type="float" office:value="-6.65302255639104" calcext:value-type="float">
            <text:p>-6.6530225564</text:p>
          </table:table-cell>
          <table:table-cell table:number-columns-repeated="2"/>
        </table:table-row>
        <table:table-row table:style-name="ro1">
          <table:table-cell office:value-type="float" office:value="0.460075" calcext:value-type="float">
            <text:p>0.460075</text:p>
          </table:table-cell>
          <table:table-cell office:value-type="float" office:value="-0.083325" calcext:value-type="float">
            <text:p>-0.083325</text:p>
          </table:table-cell>
          <table:table-cell office:value-type="float" office:value="-0.258684" calcext:value-type="float">
            <text:p>-0.258684</text:p>
          </table:table-cell>
          <table:table-cell office:value-type="float" office:value="4.95301E-016" calcext:value-type="float">
            <text:p>4.95301E-16</text:p>
          </table:table-cell>
          <table:table-cell/>
          <table:table-cell table:formula="of:=([.B48]-[.B47])/([.A48]-[.A47])" office:value-type="float" office:value="7.07261083743843" calcext:value-type="float">
            <text:p>7.0726108374</text:p>
          </table:table-cell>
          <table:table-cell table:formula="of:=([.C48]-[.C47])/([.A48]-[.A47])" office:value-type="float" office:value="-12.427881773399" calcext:value-type="float">
            <text:p>-12.4278817734</text:p>
          </table:table-cell>
          <table:table-cell table:number-columns-repeated="2"/>
        </table:table-row>
        <table:table-row table:style-name="ro1">
          <table:table-cell office:value-type="float" office:value="0.47005" calcext:value-type="float">
            <text:p>0.47005</text:p>
          </table:table-cell>
          <table:table-cell office:value-type="float" office:value="-0.123621" calcext:value-type="float">
            <text:p>-0.123621</text:p>
          </table:table-cell>
          <table:table-cell office:value-type="float" office:value="-0.276742" calcext:value-type="float">
            <text:p>-0.276742</text:p>
          </table:table-cell>
          <table:table-cell office:value-type="float" office:value="4.94265E-016" calcext:value-type="float">
            <text:p>4.94265E-16</text:p>
          </table:table-cell>
          <table:table-cell/>
          <table:table-cell table:formula="of:=([.B49]-[.B48])/([.A49]-[.A48])" office:value-type="float" office:value="-4.03969924812027" calcext:value-type="float">
            <text:p>-4.0396992481</text:p>
          </table:table-cell>
          <table:table-cell table:formula="of:=([.C49]-[.C48])/([.A49]-[.A48])" office:value-type="float" office:value="-1.81032581453633" calcext:value-type="float">
            <text:p>-1.8103258145</text:p>
          </table:table-cell>
          <table:table-cell table:number-columns-repeated="2"/>
        </table:table-row>
        <table:table-row table:style-name="ro1">
          <table:table-cell office:value-type="float" office:value="0.480025" calcext:value-type="float">
            <text:p>0.480025</text:p>
          </table:table-cell>
          <table:table-cell office:value-type="float" office:value="-0.255671" calcext:value-type="float">
            <text:p>-0.255671</text:p>
          </table:table-cell>
          <table:table-cell office:value-type="float" office:value="-0.216993" calcext:value-type="float">
            <text:p>-0.216993</text:p>
          </table:table-cell>
          <table:table-cell office:value-type="float" office:value="4.92515E-016" calcext:value-type="float">
            <text:p>4.92515E-16</text:p>
          </table:table-cell>
          <table:table-cell/>
          <table:table-cell table:formula="of:=([.B50]-[.B49])/([.A50]-[.A49])" office:value-type="float" office:value="-13.2380952380953" calcext:value-type="float">
            <text:p>-13.2380952381</text:p>
          </table:table-cell>
          <table:table-cell table:formula="of:=([.C50]-[.C49])/([.A50]-[.A49])" office:value-type="float" office:value="5.98987468671682" calcext:value-type="float">
            <text:p>5.989874686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-0.425027" calcext:value-type="float">
            <text:p>-0.425027</text:p>
          </table:table-cell>
          <table:table-cell office:value-type="float" office:value="-0.124449" calcext:value-type="float">
            <text:p>-0.124449</text:p>
          </table:table-cell>
          <table:table-cell office:value-type="float" office:value="4.90095E-016" calcext:value-type="float">
            <text:p>4.90095E-16</text:p>
          </table:table-cell>
          <table:table-cell/>
          <table:table-cell table:formula="of:=([.B51]-[.B50])/([.A51]-[.A50])" office:value-type="float" office:value="-16.9780451127819" calcext:value-type="float">
            <text:p>-16.9780451128</text:p>
          </table:table-cell>
          <table:table-cell table:formula="of:=([.C51]-[.C50])/([.A51]-[.A50])" office:value-type="float" office:value="9.2775939849624" calcext:value-type="float">
            <text:p>9.277593985</text:p>
          </table:table-cell>
          <table:table-cell table:number-columns-repeated="2"/>
        </table:table-row>
        <table:table-row table:style-name="ro1">
          <table:table-cell office:value-type="float" office:value="0.499975" calcext:value-type="float">
            <text:p>0.499975</text:p>
          </table:table-cell>
          <table:table-cell office:value-type="float" office:value="-0.587126" calcext:value-type="float">
            <text:p>-0.587126</text:p>
          </table:table-cell>
          <table:table-cell office:value-type="float" office:value="-0.0248033" calcext:value-type="float">
            <text:p>-0.0248033</text:p>
          </table:table-cell>
          <table:table-cell office:value-type="float" office:value="4.87577E-016" calcext:value-type="float">
            <text:p>4.87577E-16</text:p>
          </table:table-cell>
          <table:table-cell/>
          <table:table-cell table:formula="of:=([.B52]-[.B51])/([.A52]-[.A51])" office:value-type="float" office:value="-16.2505263157894" calcext:value-type="float">
            <text:p>-16.2505263158</text:p>
          </table:table-cell>
          <table:table-cell table:formula="of:=([.C52]-[.C51])/([.A52]-[.A51])" office:value-type="float" office:value="9.98954385964911" calcext:value-type="float">
            <text:p>9.9895438596</text:p>
          </table:table-cell>
          <table:table-cell table:number-columns-repeated="2"/>
        </table:table-row>
        <table:table-row table:style-name="ro1">
          <table:table-cell office:value-type="float" office:value="0.50995" calcext:value-type="float">
            <text:p>0.50995</text:p>
          </table:table-cell>
          <table:table-cell office:value-type="float" office:value="-0.689889" calcext:value-type="float">
            <text:p>-0.689889</text:p>
          </table:table-cell>
          <table:table-cell office:value-type="float" office:value="0.030659" calcext:value-type="float">
            <text:p>0.030659</text:p>
          </table:table-cell>
          <table:table-cell office:value-type="float" office:value="4.86166E-016" calcext:value-type="float">
            <text:p>4.86166E-16</text:p>
          </table:table-cell>
          <table:table-cell/>
          <table:table-cell table:formula="of:=([.B53]-[.B52])/([.A53]-[.A52])" office:value-type="float" office:value="-10.3020551378446" calcext:value-type="float">
            <text:p>-10.3020551378</text:p>
          </table:table-cell>
          <table:table-cell table:formula="of:=([.C53]-[.C52])/([.A53]-[.A52])" office:value-type="float" office:value="5.56013032581453" calcext:value-type="float">
            <text:p>5.5601303258</text:p>
          </table:table-cell>
          <table:table-cell table:number-columns-repeated="2"/>
        </table:table-row>
        <table:table-row table:style-name="ro1">
          <table:table-cell office:value-type="float" office:value="0.519925" calcext:value-type="float">
            <text:p>0.519925</text:p>
          </table:table-cell>
          <table:table-cell office:value-type="float" office:value="-0.827283" calcext:value-type="float">
            <text:p>-0.827283</text:p>
          </table:table-cell>
          <table:table-cell office:value-type="float" office:value="0.130361" calcext:value-type="float">
            <text:p>0.130361</text:p>
          </table:table-cell>
          <table:table-cell office:value-type="float" office:value="4.85661E-016" calcext:value-type="float">
            <text:p>4.85661E-16</text:p>
          </table:table-cell>
          <table:table-cell/>
          <table:table-cell table:formula="of:=([.B54]-[.B53])/([.A54]-[.A53])" office:value-type="float" office:value="-13.7738345864662" calcext:value-type="float">
            <text:p>-13.7738345865</text:p>
          </table:table-cell>
          <table:table-cell table:formula="of:=([.C54]-[.C53])/([.A54]-[.A53])" office:value-type="float" office:value="9.99518796992486" calcext:value-type="float">
            <text:p>9.9951879699</text:p>
          </table:table-cell>
          <table:table-cell table:number-columns-repeated="2"/>
        </table:table-row>
        <table:table-row table:style-name="ro1">
          <table:table-cell office:value-type="float" office:value="0.530075" calcext:value-type="float">
            <text:p>0.530075</text:p>
          </table:table-cell>
          <table:table-cell office:value-type="float" office:value="-0.967597" calcext:value-type="float">
            <text:p>-0.967597</text:p>
          </table:table-cell>
          <table:table-cell office:value-type="float" office:value="0.261349" calcext:value-type="float">
            <text:p>0.261349</text:p>
          </table:table-cell>
          <table:table-cell office:value-type="float" office:value="4.84735E-016" calcext:value-type="float">
            <text:p>4.84735E-16</text:p>
          </table:table-cell>
          <table:table-cell/>
          <table:table-cell table:formula="of:=([.B55]-[.B54])/([.A55]-[.A54])" office:value-type="float" office:value="-13.824039408867" calcext:value-type="float">
            <text:p>-13.8240394089</text:p>
          </table:table-cell>
          <table:table-cell table:formula="of:=([.C55]-[.C54])/([.A55]-[.A54])" office:value-type="float" office:value="12.9052216748769" calcext:value-type="float">
            <text:p>12.9052216749</text:p>
          </table:table-cell>
          <table:table-cell table:number-columns-repeated="2"/>
        </table:table-row>
        <table:table-row table:style-name="ro1">
          <table:table-cell office:value-type="float" office:value="0.54005" calcext:value-type="float">
            <text:p>0.54005</text:p>
          </table:table-cell>
          <table:table-cell office:value-type="float" office:value="-1.02806" calcext:value-type="float">
            <text:p>-1.02806</text:p>
          </table:table-cell>
          <table:table-cell office:value-type="float" office:value="0.339593" calcext:value-type="float">
            <text:p>0.339593</text:p>
          </table:table-cell>
          <table:table-cell office:value-type="float" office:value="4.83142E-016" calcext:value-type="float">
            <text:p>4.83142E-16</text:p>
          </table:table-cell>
          <table:table-cell/>
          <table:table-cell table:formula="of:=([.B56]-[.B55])/([.A56]-[.A55])" office:value-type="float" office:value="-6.06145363408518" calcext:value-type="float">
            <text:p>-6.0614536341</text:p>
          </table:table-cell>
          <table:table-cell table:formula="of:=([.C56]-[.C55])/([.A56]-[.A55])" office:value-type="float" office:value="7.8440100250626" calcext:value-type="float">
            <text:p>7.8440100251</text:p>
          </table:table-cell>
          <table:table-cell table:number-columns-repeated="2"/>
        </table:table-row>
        <table:table-row table:style-name="ro1">
          <table:table-cell office:value-type="float" office:value="0.550025" calcext:value-type="float">
            <text:p>0.550025</text:p>
          </table:table-cell>
          <table:table-cell office:value-type="float" office:value="-1.07067" calcext:value-type="float">
            <text:p>-1.07067</text:p>
          </table:table-cell>
          <table:table-cell office:value-type="float" office:value="0.421455" calcext:value-type="float">
            <text:p>0.421455</text:p>
          </table:table-cell>
          <table:table-cell office:value-type="float" office:value="4.82298E-016" calcext:value-type="float">
            <text:p>4.82298E-16</text:p>
          </table:table-cell>
          <table:table-cell/>
          <table:table-cell table:formula="of:=([.B57]-[.B56])/([.A57]-[.A56])" office:value-type="float" office:value="-4.27167919799501" calcext:value-type="float">
            <text:p>-4.271679198</text:p>
          </table:table-cell>
          <table:table-cell table:formula="of:=([.C57]-[.C56])/([.A57]-[.A56])" office:value-type="float" office:value="8.20671679197999" calcext:value-type="float">
            <text:p>8.206716792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11677" calcext:value-type="float">
            <text:p>-1.11677</text:p>
          </table:table-cell>
          <table:table-cell office:value-type="float" office:value="0.532019" calcext:value-type="float">
            <text:p>0.532019</text:p>
          </table:table-cell>
          <table:table-cell office:value-type="float" office:value="4.84108E-016" calcext:value-type="float">
            <text:p>4.84108E-16</text:p>
          </table:table-cell>
          <table:table-cell/>
          <table:table-cell table:formula="of:=([.B58]-[.B57])/([.A58]-[.A57])" office:value-type="float" office:value="-4.62155388471175" calcext:value-type="float">
            <text:p>-4.6215538847</text:p>
          </table:table-cell>
          <table:table-cell table:formula="of:=([.C58]-[.C57])/([.A58]-[.A57])" office:value-type="float" office:value="11.0841102756892" calcext:value-type="float">
            <text:p>11.0841102757</text:p>
          </table:table-cell>
          <table:table-cell table:number-columns-repeated="2"/>
        </table:table-row>
        <table:table-row table:style-name="ro1">
          <table:table-cell office:value-type="float" office:value="0.569975" calcext:value-type="float">
            <text:p>0.569975</text:p>
          </table:table-cell>
          <table:table-cell office:value-type="float" office:value="-1.17043" calcext:value-type="float">
            <text:p>-1.17043</text:p>
          </table:table-cell>
          <table:table-cell office:value-type="float" office:value="0.669833" calcext:value-type="float">
            <text:p>0.669833</text:p>
          </table:table-cell>
          <table:table-cell office:value-type="float" office:value="4.87788E-016" calcext:value-type="float">
            <text:p>4.87788E-16</text:p>
          </table:table-cell>
          <table:table-cell/>
          <table:table-cell table:formula="of:=([.B59]-[.B58])/([.A59]-[.A58])" office:value-type="float" office:value="-5.37944862155391" calcext:value-type="float">
            <text:p>-5.3794486216</text:p>
          </table:table-cell>
          <table:table-cell table:formula="of:=([.C59]-[.C58])/([.A59]-[.A58])" office:value-type="float" office:value="13.8159398496241" calcext:value-type="float">
            <text:p>13.8159398496</text:p>
          </table:table-cell>
          <table:table-cell table:number-columns-repeated="2"/>
        </table:table-row>
        <table:table-row table:style-name="ro1">
          <table:table-cell office:value-type="float" office:value="0.57995" calcext:value-type="float">
            <text:p>0.57995</text:p>
          </table:table-cell>
          <table:table-cell office:value-type="float" office:value="-1.23549" calcext:value-type="float">
            <text:p>-1.23549</text:p>
          </table:table-cell>
          <table:table-cell office:value-type="float" office:value="0.836894" calcext:value-type="float">
            <text:p>0.836894</text:p>
          </table:table-cell>
          <table:table-cell office:value-type="float" office:value="4.89304E-016" calcext:value-type="float">
            <text:p>4.89304E-16</text:p>
          </table:table-cell>
          <table:table-cell/>
          <table:table-cell table:formula="of:=([.B60]-[.B59])/([.A60]-[.A59])" office:value-type="float" office:value="-6.52230576441097" calcext:value-type="float">
            <text:p>-6.5223057644</text:p>
          </table:table-cell>
          <table:table-cell table:formula="of:=([.C60]-[.C59])/([.A60]-[.A59])" office:value-type="float" office:value="16.7479699248119" calcext:value-type="float">
            <text:p>16.7479699248</text:p>
          </table:table-cell>
          <table:table-cell table:number-columns-repeated="2"/>
        </table:table-row>
        <table:table-row table:style-name="ro1">
          <table:table-cell office:value-type="float" office:value="0.589925" calcext:value-type="float">
            <text:p>0.589925</text:p>
          </table:table-cell>
          <table:table-cell office:value-type="float" office:value="-1.23818" calcext:value-type="float">
            <text:p>-1.23818</text:p>
          </table:table-cell>
          <table:table-cell office:value-type="float" office:value="0.966773" calcext:value-type="float">
            <text:p>0.966773</text:p>
          </table:table-cell>
          <table:table-cell office:value-type="float" office:value="4.89419E-016" calcext:value-type="float">
            <text:p>4.89419E-16</text:p>
          </table:table-cell>
          <table:table-cell/>
          <table:table-cell table:formula="of:=([.B61]-[.B60])/([.A61]-[.A60])" office:value-type="float" office:value="-0.269674185463671" calcext:value-type="float">
            <text:p>-0.2696741855</text:p>
          </table:table-cell>
          <table:table-cell table:formula="of:=([.C61]-[.C60])/([.A61]-[.A60])" office:value-type="float" office:value="13.0204511278198" calcext:value-type="float">
            <text:p>13.0204511278</text:p>
          </table:table-cell>
          <table:table-cell table:number-columns-repeated="2"/>
        </table:table-row>
        <table:table-row table:style-name="ro1">
          <table:table-cell office:value-type="float" office:value="0.600075" calcext:value-type="float">
            <text:p>0.600075</text:p>
          </table:table-cell>
          <table:table-cell office:value-type="float" office:value="-1.15442" calcext:value-type="float">
            <text:p>-1.15442</text:p>
          </table:table-cell>
          <table:table-cell office:value-type="float" office:value="1.01618" calcext:value-type="float">
            <text:p>1.01618</text:p>
          </table:table-cell>
          <table:table-cell office:value-type="float" office:value="4.90135E-016" calcext:value-type="float">
            <text:p>4.90135E-16</text:p>
          </table:table-cell>
          <table:table-cell/>
          <table:table-cell table:formula="of:=([.B62]-[.B61])/([.A62]-[.A61])" office:value-type="float" office:value="8.25221674876839" calcext:value-type="float">
            <text:p>8.2522167488</text:p>
          </table:table-cell>
          <table:table-cell table:formula="of:=([.C62]-[.C61])/([.A62]-[.A61])" office:value-type="float" office:value="4.867684729064" calcext:value-type="float">
            <text:p>4.867684729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3:43:57.930316875</dc:date>
    <meta:editing-duration>PT6M5S</meta:editing-duration>
    <meta:editing-cycles>1</meta:editing-cycles>
    <meta:generator>LibreOffice/5.1.4.2$Linux_X86_64 LibreOffice_project/10m0$Build-2</meta:generator>
    <meta:document-statistic meta:table-count="1" meta:cell-count="370" meta:object-count="0"/>
  </office:meta>
</office:document-meta>
</file>